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Tahoma1" svg:font-family="Tahoma"/>
    <style:font-face style:name="museo sans300" svg:font-family="'museo sans300'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variant="normal" fo:text-transform="none" fo:color="#000000" style:text-line-through-style="none" style:font-name="Helvetica" fo:font-size="10.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style:font-name="museo sans300" fo:font-size="10.5pt" fo:letter-spacing="normal" fo:font-style="normal" fo:font-weight="normal"/>
    </style:style>
    <style:style style:name="T4" style:family="text">
      <style:text-properties fo:font-variant="normal" fo:text-transform="none" fo:color="#1976a1" style:text-line-through-style="none" style:font-name="museo sans300" fo:font-size="10.5pt" fo:letter-spacing="normal" fo:font-style="normal" style:text-underline-style="none" fo:font-weight="normal" style:text-blinking="false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áctica 4e BIOS-UEFI en tu equipo W10</text:p>
      <text:p text:style-name="Standard"/>
      <text:p text:style-name="Standard">1.- Desde W10, ejecuta la aplicación msinfo. Comprueba las características de tu equipo en "Resumen del sistema". Localiza el modo de funcionamiento de la BIOS así, como el fabricante y modelo de esta. Inclúyelo aquí:</text:p>
      <text:p text:style-name="Standard"/>
      <text:p text:style-name="Standard">2.- Accede a la pestaña "Componentes" y compara la información que encuentras en "Unidades" y en "Discos". ¿Que diferencia existe entre unidades y particiones?. </text:p>
      <text:p text:style-name="Standard">Incluye aquí el nombre que tiene según Msinfo y tamaño de las particiones "Sistema W10", "UEFI", y "Arranque W10".</text:p>
      <text:p text:style-name="Standard"/>
      <text:p text:style-name="Standard">3.- Usa el simulador de Bios <text:a xlink:type="simple" xlink:href="http://appro.mit.jyu.fi/tools/biossimu/simu.html" text:style-name="Internet_20_link" text:visited-style-name="Visited_20_Internet_20_Link"><text:span text:style-name="T1">http://appro.mit.jyu.fi/tools/biossimu/simu.html</text:span></text:a> </text:p>
      <text:p text:style-name="Standard">Es muy antiguo, pero te puede dar una idea de la evolución. Entra en las primeras cinco pestañas y comprueba las opciones. Sales de cada una de ellas con "Esc".</text:p>
      <text:p text:style-name="Standard"/>
      <text:p text:style-name="Standard">4.- Busca un simulador de tu UEFI. Si tienes un Lenovo aquí tienes su simulador: <text:span text:style-name="T2"> </text:span><text:a xlink:type="simple" xlink:href="https://download.lenovo.com/bsco/index.html" text:style-name="Internet_20_link" text:visited-style-name="Visited_20_Internet_20_Link"><text:span text:style-name="T4">https://download.lenovo.com/bsco/index.html</text:span></text:a><text:span text:style-name="T3">.</text:span> </text:p>
      <text:p text:style-name="Standard"/>
      <text:p text:style-name="Standard">5.- Busca la combinación de teclas para entrar en tu UEFI, y también busca en Internet como entrar en la UEFI desde W10.</text:p>
      <text:p text:style-name="Standard"><text:s/></text:p>
      <text:p text:style-name="Standard">6.- Entra en la UEFI, y busca como desactivar la Tecnología de virtualización de tu procesador. Dejalo tal como estaba. <text:s/>Incluye la captura de pantalla.</text:p>
      <text:p text:style-name="Standard"/>
      <text:p text:style-name="Standard">7.- Sube el presente guión, debidamente rellena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Tahoma1" svg:font-family="Tahoma"/>
    <style:font-face style:name="museo sans300" svg:font-family="'museo sans300'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M52S</meta:editing-duration>
    <meta:editing-cycles>8</meta:editing-cycles>
    <meta:generator>OpenOffice/4.1.7$Win32 OpenOffice.org_project/417m1$Build-9800</meta:generator>
    <dc:date>2020-10-20T21:12:49.70</dc:date>
    <dc:creator>Santiago Garcia-Cubillana</dc:creator>
    <meta:document-statistic meta:table-count="0" meta:image-count="0" meta:object-count="0" meta:page-count="1" meta:paragraph-count="11" meta:word-count="193" meta:character-count="1218"/>
    <meta:user-defined meta:name="Info 1"/>
    <meta:user-defined meta:name="Info 2"/>
    <meta:user-defined meta:name="Info 3"/>
    <meta:user-defined meta:name="Info 4"/>
  </office:meta>
</office:document-meta>
</file>